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Preformatted_20_Text">
      <style:text-properties fo:font-size="7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artamento de Ciência da Computação</text:p>
      <text:p text:style-name="P2">Instituto de Matemática e Estatística</text:p>
      <text:p text:style-name="P2">Universidade São Paulo</text:p>
      <text:p text:style-name="P2"/>
      <text:p text:style-name="P3"/>
      <text:p text:style-name="P3">Escalonador Dinâmico e Inter-aglomerado para Aplicações de Grades Oportunistas</text:p>
      <text:p text:style-name="P3"/>
      <text:p text:style-name="P3"/>
      <text:p text:style-name="P3"><text:span text:style-name="T1">Candidato</text:span>: Vinicius Gama Pinheiro</text:p>
      <text:p text:style-name="P3"><text:span text:style-name="T1">Responsável</text:span>: Prof. Alfredo Goldman</text:p>
      <text:p text:style-name="Standard"/>
      <text:p text:style-name="Standard"/>
      <text:p text:style-name="Standard">Referências apresentadas como parte da documentação requerida para obtenção de bolsa de doutorado FAPESP:</text:p>
      <text:p text:style-name="Standard"/>
      <text:p text:style-name="P1">Prof. Dr. Fabio Kon</text:p>
      <text:p text:style-name="Standard">Departamento de Ciência da Computação</text:p>
      <text:p text:style-name="Standard">Rua do Matão, 1010, Cidade Universitária, São Paulo – SP, Brasil</text:p>
      <text:p text:style-name="Standard">05508-090</text:p>
      <text:p text:style-name="Standard"/>
      <text:p text:style-name="P1">Prof. Dra. Fabíola Greve</text:p>
      <text:p text:style-name="Standard">Instituto de Matemática</text:p>
      <text:p text:style-name="Standard">Av. Adhemar de Barros, S/N, Campus de Ondina, Salvador – Bahia, Brasil</text:p>
      <text:p text:style-name="Standard">40170-1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Unix OpenOffice.org_project/680m17$Build-9310</meta:generator>
    <meta:initial-creator>Vinicius Pinheiro</meta:initial-creator>
    <meta:creation-date>2008-11-11T14:31:40</meta:creation-date>
    <dc:creator>Vinicius Pinheiro</dc:creator>
    <dc:date>2008-11-11T14:55:12</dc:date>
    <meta:editing-cycles>3</meta:editing-cycles>
    <meta:editing-duration>PT8M2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15" meta:word-count="87" meta:character-count="601"/>
  </office:meta>
</office:document-meta>
</file>